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12ba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bold" officeooo:paragraph-rsid="0012ba4e" style:font-size-asian="10.5pt" style:font-weight-asian="bold" style:font-size-complex="12pt" style:font-weight-complex="bold"/>
    </style:style>
    <style:style style:name="P3" style:family="paragraph" style:parent-style-name="Text_20_body">
      <style:text-properties officeooo:paragraph-rsid="00164f81"/>
    </style:style>
    <style:style style:name="P4" style:family="paragraph" style:parent-style-name="Text_20_body">
      <style:text-properties officeooo:paragraph-rsid="001a374b"/>
    </style:style>
    <style:style style:name="P5" style:family="paragraph" style:parent-style-name="Heading_20_1">
      <style:paragraph-properties fo:break-before="page"/>
      <style:text-properties fo:language="en" fo:country="US" officeooo:rsid="001a374b" officeooo:paragraph-rsid="001a374b"/>
    </style:style>
    <style:style style:name="P6" style:family="paragraph" style:parent-style-name="Heading_20_1">
      <style:text-properties fo:language="en" fo:country="US" officeooo:rsid="0014ee92" officeooo:paragraph-rsid="0014ee92"/>
    </style:style>
    <style:style style:name="P7" style:family="paragraph" style:parent-style-name="Heading_20_1">
      <style:text-properties fo:language="en" fo:country="US" officeooo:rsid="001a374b" officeooo:paragraph-rsid="001a374b"/>
    </style:style>
    <style:style style:name="P8" style:family="paragraph" style:parent-style-name="Heading_20_1">
      <style:text-properties fo:language="en" fo:country="US" officeooo:rsid="001b01c2" officeooo:paragraph-rsid="001b01c2"/>
    </style:style>
    <style:style style:name="P9" style:family="paragraph" style:parent-style-name="Heading_20_1">
      <style:text-properties officeooo:paragraph-rsid="001a374b"/>
    </style:style>
    <style:style style:name="P10" style:family="paragraph" style:parent-style-name="Heading_20_2">
      <style:text-properties officeooo:rsid="0014ee92" officeooo:paragraph-rsid="0014ee92"/>
    </style:style>
    <style:style style:name="P11" style:family="paragraph" style:parent-style-name="Heading_20_2">
      <style:text-properties fo:language="en" fo:country="US" officeooo:paragraph-rsid="0014ee92"/>
    </style:style>
    <style:style style:name="P12" style:family="paragraph" style:parent-style-name="Heading_20_2">
      <style:text-properties fo:language="en" fo:country="US" officeooo:rsid="0014ee92" officeooo:paragraph-rsid="0014ee92"/>
    </style:style>
    <style:style style:name="P13" style:family="paragraph" style:parent-style-name="Heading_20_2">
      <style:text-properties officeooo:rsid="00156175" officeooo:paragraph-rsid="00156175"/>
    </style:style>
    <style:style style:name="P14" style:family="paragraph" style:parent-style-name="Heading_20_2">
      <style:text-properties officeooo:rsid="00164f81" officeooo:paragraph-rsid="00164f81"/>
    </style:style>
    <style:style style:name="P15" style:family="paragraph" style:parent-style-name="Heading_20_2">
      <style:text-properties officeooo:rsid="001718d1" officeooo:paragraph-rsid="001718d1"/>
    </style:style>
    <style:style style:name="P16" style:family="paragraph" style:parent-style-name="Heading_20_2">
      <style:text-properties fo:font-weight="bold" officeooo:rsid="00187dc3" officeooo:paragraph-rsid="00187dc3" style:font-weight-asian="bold" style:font-weight-complex="bold"/>
    </style:style>
    <style:style style:name="P17" style:family="paragraph" style:parent-style-name="Heading_20_2">
      <style:text-properties officeooo:rsid="001b01c2" officeooo:paragraph-rsid="001b01c2"/>
    </style:style>
    <style:style style:name="P18" style:family="paragraph" style:parent-style-name="Heading_20_3">
      <style:text-properties fo:font-weight="bold" officeooo:rsid="001718d1" officeooo:paragraph-rsid="001718d1" style:font-weight-asian="bold" style:font-weight-complex="bold"/>
    </style:style>
    <style:style style:name="P19" style:family="paragraph" style:parent-style-name="Heading_20_3">
      <style:text-properties fo:font-weight="bold" officeooo:rsid="001a374b" officeooo:paragraph-rsid="001a374b" style:font-weight-asian="bold" style:font-weight-complex="bold"/>
    </style:style>
    <style:style style:name="P20" style:family="paragraph" style:parent-style-name="Heading_20_3">
      <style:text-properties officeooo:rsid="00187dc3" officeooo:paragraph-rsid="00187dc3"/>
    </style:style>
    <style:style style:name="P21" style:family="paragraph" style:parent-style-name="Heading_20_3">
      <style:text-properties officeooo:rsid="001a374b" officeooo:paragraph-rsid="001a374b"/>
    </style:style>
    <style:style style:name="P22" style:family="paragraph" style:parent-style-name="Heading_20_3">
      <style:text-properties officeooo:paragraph-rsid="0014ee92"/>
    </style:style>
    <style:style style:name="P23" style:family="paragraph" style:parent-style-name="Heading_20_3">
      <style:text-properties officeooo:rsid="001c3384" officeooo:paragraph-rsid="001c3384"/>
    </style:style>
    <style:style style:name="P24" style:family="paragraph" style:parent-style-name="Contents_20_Heading">
      <style:paragraph-properties fo:break-before="page"/>
      <style:text-properties fo:language="en" fo:country="US"/>
    </style:style>
    <style:style style:name="T1" style:family="text">
      <style:text-properties officeooo:rsid="0012ba4e"/>
    </style:style>
    <style:style style:name="T2" style:family="text">
      <style:text-properties officeooo:rsid="0014ee9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ee92" style:font-weight-asian="normal" style:font-weight-complex="normal"/>
    </style:style>
    <style:style style:name="T5" style:family="text">
      <style:text-properties fo:font-weight="normal" officeooo:rsid="00156175" style:font-weight-asian="normal" style:font-weight-complex="normal"/>
    </style:style>
    <style:style style:name="T6" style:family="text">
      <style:text-properties fo:font-weight="normal" officeooo:rsid="00164f81" style:font-weight-asian="normal" style:font-weight-complex="normal"/>
    </style:style>
    <style:style style:name="T7" style:family="text">
      <style:text-properties fo:font-weight="normal" officeooo:rsid="00187dc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7dc3" style:font-weight-asian="bold" style:font-weight-complex="bold"/>
    </style:style>
    <style:style style:name="T10" style:family="text">
      <style:text-properties fo:font-weight="bold" officeooo:rsid="001a374b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a374b"/>
    </style:style>
    <style:style style:name="T13" style:family="text">
      <style:text-properties fo:language="en" fo:country="US" officeooo:rsid="001b01c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/><text:span text:style-name="T1">System_M-1_Manual_en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</text:index-body>
      </text:table-of-content>
      <text:p text:style-name="P2"/>
      <text:h text:style-name="P5" text:outline-level="1">System Overview</text:h>
      <text:h text:style-name="P9" text:outline-level="1"><text:span text:style-name="T12">Operation &amp; Components</text:span></text:h>
      <text:h text:style-name="P17" text:outline-level="2"><text:span text:style-name="T12">L</text:span><text:span text:style-name="T11">icensing</text:span></text:h>
      <text:h text:style-name="P17" text:outline-level="2"><text:span text:style-name="T11">Software</text:span></text:h>
      <text:h text:style-name="P17" text:outline-level="2"><text:span text:style-name="T13">H</text:span><text:span text:style-name="T11">ardware</text:span></text:h>
      <text:h text:style-name="P7" text:outline-level="1">Requirements</text:h>
      <text:h text:style-name="P6" text:outline-level="1">Where to get it</text:h>
      <text:h text:style-name="P6" text:outline-level="1">Installation</text:h>
      <text:h text:style-name="P8" text:outline-level="1">Support</text:h>
      <text:h text:style-name="P6" text:outline-level="1">Workflow</text:h>
      <text:h text:style-name="P11" text:outline-level="2"><text:span text:style-name="T2">Create Project </text:span><text:span text:style-name="T4">(create)</text:span></text:h>
      <text:h text:style-name="P12" text:outline-level="2">Setup UUT Database</text:h>
      <text:h text:style-name="P10" text:outline-level="2">Import BSDL-Files <text:span text:style-name="T5">(impbsdl)</text:span></text:h>
      <text:h text:style-name="P10" text:outline-level="2">Import Net &amp; Part List <text:span text:style-name="T5">(impcad)</text:span></text:h>
      <text:h text:style-name="P22" text:outline-level="3"><text:span text:style-name="T2">Join Skeletons </text:span><text:span text:style-name="T5">(join)</text:span></text:h>
      <text:h text:style-name="P13" text:outline-level="2">Make Nets <text:span text:style-name="T3">(mknets)</text:span></text:h>
      <text:h text:style-name="P15" text:outline-level="2">Make Options <text:span text:style-name="T3">(mkoptions)</text:span></text:h>
      <text:h text:style-name="P18" text:outline-level="3">Edit mkoptions.conf</text:h>
      <text:h text:style-name="P14" text:outline-level="2">Check Primary/Secondary Nets and Net Classes <text:span text:style-name="T3">(chkpsn)</text:span></text:h>
      <text:p text:style-name="P3"><text:span text:style-name="T6"/></text:p>
      <text:h text:style-name="P16" text:outline-level="2"><text:soft-page-break/>Test Program Generation</text:h>
      <text:h text:style-name="P20" text:outline-level="3"><text:span text:style-name="T8">Scanpath </text:span><text:span text:style-name="T3">(infrastructure)</text:span></text:h>
      <text:h text:style-name="P20" text:outline-level="3"><text:span text:style-name="T8">Interconnection </text:span><text:span text:style-name="T3">(intercon)</text:span></text:h>
      <text:h text:style-name="P20" text:outline-level="3">Memory Interconnetions <text:span text:style-name="T3">(memcon)</text:span></text:h>
      <text:h text:style-name="P19" text:outline-level="3">Clock</text:h>
      <text:h text:style-name="P21" text:outline-level="3"><text:span text:style-name="T8">Toggle</text:span></text:h>
      <text:h text:style-name="P23" text:outline-level="3"><text:span text:style-name="T10">M</text:span><text:span text:style-name="T8">anually Writing Tests</text:span></text:h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Sans L1" fo:font-family="'Nimbus Sans L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Sans L2" fo:font-family="'Nimbus Sans L'" style:font-style-name="Bold Italic" style:font-family-generic="swiss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Sans L1" fo:font-family="'Nimbus Sans L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18:07.733838163</meta:creation-date>
    <dc:date>2016-05-06T20:56:39.857597709</dc:date>
    <meta:editing-duration>PT17M2S</meta:editing-duration>
    <meta:editing-cycles>12</meta:editing-cycles>
    <meta:generator>LibreOffice/4.1.6.2$Linux_x86 LibreOffice_project/410m0$Build-2</meta:generator>
    <meta:document-statistic meta:table-count="0" meta:image-count="0" meta:object-count="0" meta:page-count="4" meta:paragraph-count="28" meta:word-count="94" meta:character-count="658" meta:non-whitespace-character-count="591"/>
  </office:meta>
</office:document-meta>
</file>